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</draw:page>
      <draw:page draw:name="page2" draw:style-name="dp1" draw:master-page-name="Default">
        <draw:custom-shape draw:style-name="gr4" draw:text-style-name="P6" draw:layer="layout" svg:width="3.81cm" svg:height="1.27cm" svg:x="22.59cm" svg:y="12.483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7.457cm">
          <text:p text:style-name="P5"><text:span text:style-name="T3">Note Mix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27cm" svg:height="1.322cm" svg:x="33.65cm" svg:y="21.902cm">
          <text:p text:style-name="P5"><text:span text:style-name="T3">MIDI Ou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22cm" svg:height="1.322cm" svg:x="16.61cm" svg:y="7.245cm">
          <text:p text:style-name="P5"><text:span text:style-name="T3"><text:s/></text:span><text:span text:style-name="T3">MIDI In</text:span><text:span text:style-name="T3"><text:line-break/></text:span><text:span text:style-name="T4">(contro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15.023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22.008cm">
          <text:p text:style-name="P5"><text:span text:style-name="T3">Loop Data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4.547cm" svg:y1="16.928cm" svg:x2="24.547cm" svg:y2="21.425cm">
          <text:p/>
        </draw:line>
        <draw:custom-shape draw:style-name="gr5" draw:text-style-name="P6" draw:layer="layout" svg:width="3.81cm" svg:height="3.968cm" svg:x="16.24cm" svg:y="9.625cm">
          <text:p text:style-name="P5"><text:span text:style-name="T3">Note Mix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6.24cm" svg:y="19.891cm">
          <text:p text:style-name="P5"><text:span text:style-name="T3">Static</text:span><text:span text:style-name="T3"><text:line-break/></text:span><text:span text:style-name="T3">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6.292cm" svg:y="14.705cm">
          <text:p text:style-name="P5"><text:span text:style-name="T3">Generator</text:span></text:p>
          <text:p text:style-name="P5"><text:span text:style-name="T3">(random or</text:span></text:p>
          <text:p text:style-name="P5"><text:span text:style-name="T3">inpu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7.244cm">
          <text:p text:style-name="P5"><text:span text:style-name="T3">Midi C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2.377cm">
          <text:p text:style-name="P5"><text:span text:style-name="T3">Play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21cm" svg:height="1.322cm" svg:x="33.755cm" svg:y="7.192cm">
          <text:p text:style-name="P5"><text:span text:style-name="T3"><text:s/></text:span><text:span text:style-name="T3">MIDI In</text:span><text:span text:style-name="T3"><text:line-break/></text:span><text:span text:style-name="T4">(Keyboard)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8.145cm" svg:y1="8.62cm" svg:x2="18.145cm" svg:y2="9.572cm">
          <text:p/>
        </draw:line>
        <draw:line draw:style-name="gr10" draw:text-style-name="P4" draw:layer="layout" svg:x1="18.197cm" svg:y1="13.594cm" svg:x2="18.197cm" svg:y2="14.599cm">
          <text:p/>
        </draw:line>
        <draw:line draw:style-name="gr10" draw:text-style-name="P4" draw:layer="layout" svg:x1="21.267cm" svg:y1="13.17cm" svg:x2="22.537cm" svg:y2="13.17cm">
          <text:p/>
        </draw:line>
        <draw:line draw:style-name="gr10" draw:text-style-name="P4" draw:layer="layout" svg:x1="21.32cm" svg:y1="15.658cm" svg:x2="22.59cm" svg:y2="15.658cm">
          <text:p/>
        </draw:line>
        <draw:line draw:style-name="gr10" draw:text-style-name="P4" draw:layer="layout" svg:x1="21.267cm" svg:y1="22.537cm" svg:x2="22.642cm" svg:y2="22.537cm">
          <text:p/>
        </draw:line>
        <draw:line draw:style-name="gr11" draw:text-style-name="P4" draw:layer="layout" svg:x1="21.267cm" svg:y1="13.17cm" svg:x2="21.267cm" svg:y2="22.537cm">
          <text:p/>
        </draw:line>
        <draw:line draw:style-name="gr10" draw:text-style-name="P4" draw:layer="layout" svg:x1="20.102cm" svg:y1="16.875cm" svg:x2="21.32cm" svg:y2="16.875cm">
          <text:p/>
        </draw:line>
        <draw:line draw:style-name="gr10" draw:text-style-name="P4" draw:layer="layout" svg:x1="27.722cm" svg:y1="14.282cm" svg:x2="28.992cm" svg:y2="14.282cm">
          <text:p/>
        </draw:line>
        <draw:line draw:style-name="gr11" draw:text-style-name="P4" draw:layer="layout" svg:x1="35.342cm" svg:y1="8.514cm" svg:x2="35.29cm" svg:y2="19.415cm">
          <text:p/>
        </draw:line>
        <draw:line draw:style-name="gr11" draw:text-style-name="P4" draw:layer="layout" svg:x1="27.67cm" svg:y1="13.065cm" svg:x2="27.722cm" svg:y2="22.642cm">
          <text:p/>
        </draw:line>
        <draw:line draw:style-name="gr11" draw:text-style-name="P4" draw:layer="layout" svg:x1="27.67cm" svg:y1="13.066cm" svg:x2="26.452cm" svg:y2="13.065cm">
          <text:p/>
        </draw:line>
        <draw:line draw:style-name="gr11" draw:text-style-name="P4" draw:layer="layout" svg:x1="27.618cm" svg:y1="15.553cm" svg:x2="26.4cm" svg:y2="15.552cm">
          <text:p/>
        </draw:line>
        <draw:line draw:style-name="gr11" draw:text-style-name="P4" draw:layer="layout" svg:x1="27.67cm" svg:y1="22.591cm" svg:x2="26.452cm" svg:y2="22.59cm">
          <text:p/>
        </draw:line>
        <draw:line draw:style-name="gr10" draw:text-style-name="P4" draw:layer="layout" svg:x1="30.845cm" svg:y1="11.266cm" svg:x2="30.845cm" svg:y2="12.271cm">
          <text:p/>
        </draw:line>
        <draw:line draw:style-name="gr10" draw:text-style-name="P4" draw:layer="layout" svg:x1="30.845cm" svg:y1="16.345cm" svg:x2="30.845cm" svg:y2="17.35cm">
          <text:p/>
        </draw:line>
        <draw:line draw:style-name="gr10" draw:text-style-name="P4" draw:layer="layout" svg:x1="30.897cm" svg:y1="22.59cm" svg:x2="33.649cm" svg:y2="22.59cm">
          <text:p/>
        </draw:line>
        <draw:line draw:style-name="gr10" draw:text-style-name="P4" draw:layer="layout" svg:x1="35.237cm" svg:y1="19.467cm" svg:x2="32.802cm" svg:y2="19.467cm">
          <text:p/>
        </draw:line>
        <draw:line draw:style-name="gr10" draw:text-style-name="P4" draw:layer="layout" svg:x1="35.184cm" svg:y1="14.387cm" svg:x2="32.749cm" svg:y2="14.387cm">
          <text:p/>
        </draw:line>
        <draw:line draw:style-name="gr10" draw:text-style-name="P4" draw:layer="layout" svg:x1="35.184cm" svg:y1="9.255cm" svg:x2="32.749cm" svg:y2="9.255cm">
          <text:p/>
        </draw:line>
        <draw:line draw:style-name="gr10" draw:text-style-name="P4" draw:layer="layout" svg:x1="18.197cm" svg:y1="13.588cm" svg:x2="18.197cm" svg:y2="14.593cm">
          <text:p/>
        </draw:line>
        <draw:line draw:style-name="gr10" draw:text-style-name="P4" draw:layer="layout" svg:x1="20.102cm" svg:y1="21.955cm" svg:x2="21.32cm" svg:y2="21.955cm">
          <text:p/>
        </draw:line>
        <draw:line draw:style-name="gr11" draw:text-style-name="P4" draw:layer="layout" svg:x1="30.845cm" svg:y1="22.591cm" svg:x2="30.845cm" svg:y2="21.4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3M22S</meta:editing-duration>
    <meta:editing-cycles>7</meta:editing-cycles>
    <meta:generator>LibreOffice/5.2.5.1$Windows_x86 LibreOffice_project/0312e1a284a7d50ca85a365c316c7abbf20a4d22</meta:generator>
    <dc:date>2019-02-20T21:32:38.884000000</dc:date>
    <meta:document-statistic meta:object-count="38"/>
  </office:meta>
</office:document-meta>
</file>